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language="fr" fo:country="BE" style:font-name-complex="Calibri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officeooo:paragraph-rsid="001c83cd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1c83cd" style:font-size-asian="11pt" style:font-size-complex="11pt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c83cd" style:font-size-asian="10pt" style:font-size-complex="10pt"/>
    </style:style>
    <style:style style:name="P7" style:family="paragraph" style:parent-style-name="UrbanBody">
      <style:text-properties style:font-name="arial"/>
    </style:style>
    <style:style style:name="P8" style:family="paragraph" style:parent-style-name="UrbanBody">
      <style:text-properties style:font-name="arial" fo:language="fr" fo:country="BE" style:font-name-complex="Calibri"/>
    </style:style>
    <style:style style:name="P9" style:family="paragraph" style:parent-style-name="UrbanTitle">
      <style:text-properties style:font-name="arial" style:text-underline-style="none"/>
    </style:style>
    <style:style style:name="P10" style:family="paragraph" style:parent-style-name="UrbanBody">
      <style:text-properties style:font-name="arial" fo:font-size="12pt" style:font-size-asian="12pt" style:font-size-complex="12pt"/>
    </style:style>
    <style:style style:name="P11" style:family="paragraph" style:parent-style-name="UrbanBody">
      <style:paragraph-properties fo:text-align="start" style:justify-single-word="false"/>
      <style:text-properties style:font-name="arial" fo:font-size="11pt" officeooo:paragraph-rsid="001f88be" style:font-size-asian="11pt" style:font-size-complex="11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style:font-name-complex="Calibri"/>
    </style:style>
    <style:style style:name="T7" style:family="text">
      <style:text-properties fo:language="fr" fo:country="BE" style:font-name-complex="Calibri"/>
    </style:style>
    <style:style style:name="T8" style:family="text">
      <style:text-properties fo:language="fr" fo:country="BE" fo:background-color="transparent" loext:char-shading-value="0" style:font-name-complex="Arial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12" style:family="text">
      <style:text-properties style:font-name="arial"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13" style:family="text">
      <style:text-properties style:font-name="Arial" fo:font-size="10pt" fo:language="fr" fo:country="BE" fo:font-style="normal" style:text-underline-style="none" fo:font-weight="normal" officeooo:rsid="0084aa93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4" style:family="text">
      <style:text-properties style:font-name="Arial" fo:font-size="10pt" fo:language="fr" fo:country="BE" fo:font-style="normal" style:text-underline-style="none" fo:font-weight="normal" officeooo:rsid="00463a5b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2"><text:span text:style-name="T17">do text</text:span></text:p><text:p text:style-name="P12"><text:span text:style-name="T17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1"><text:span text:style-name="T13"><office:annotation><dc:creator>Gauthier Bastien</dc:creator><dc:date>2011-01-13T14:56:41</dc:date><text:p text:style-name="P12">do text</text:p><text:p text:style-name="P12">from document(at=arne, format='odt')</text:p></office:annotation></text:span><text:span text:style-name="T13">Import depuis </text:span><text:span text:style-name="T14">arne</text:span><text:span text:style-name="T13">.odt</text:span></text:p>
            <text:p text:style-name="P11"><text:span text:style-name="T11"><text:line-break/></text:span><text:span text:style-name="T12">RECOMMANDE</text:span></text:p>
          </table:table-cell>
        </table:table-row>
      </table:table>
      <text:p text:style-name="P4"/>
      <text:p text:style-name="P7"/>
      <text:p text:style-name="P9">Information d'une demande de plans modificatifs</text:p>
      <text:p text:style-name="P7"/>
      <text:p text:style-name="P7"><office:annotation><dc:creator>Gauthier Bastien</dc:creator><dc:date>2011-02-16T16:12:24</dc:date><text:p text:style-name="P12"><text:span text:style-name="T1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2"><text:span text:style-name="T1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<text:span text:style-name="T3"> </text:span><text:span text:style-name="T3"><text:text-input text:description="Situation des travaux">self.getWorkLocationSignaletic()</text:text-input></text:span></text:p>
      <text:p text:style-name="P7"/>
      <text:p text:style-name="P10"/>
      <text:p text:style-name="P7"/>
      <text:p text:style-name="P7">Monsieur le Fonctionnaire Technique,</text:p>
      <text:p text:style-name="P7"/>
      <text:p text:style-name="P8">Dans le cadre de la demande dont question sous rubrique, vous trouverez, en annexe, une copie du courrier envoyé, au demandeur, conformément à l’article 93 §3 du décret relatif au permis d’environnement du 11 mars 1999.</text:p>
      <text:p text:style-name="P7"/>
      <text:p text:style-name="P7"><text:span text:style-name="T7">Je vous informe qu’en séance du <text:s/></text:span><text:span text:style-name="T8"><text:text-input text:description="Permis de bâtir-Date du dernier rapport de collège">tool.formatDate(self.getLastLicenceDelivery().getEventDate())</text:text-input></text:span><text:span text:style-name="T8"><text:s/></text:span><text:span text:style-name="T7">Collège communal a pris connaissance du rapport de synthèse refusant à ce stade le permis d'environnement classe 1 et invite le demandeur à introduire auprès de l’autorité compétente, </text:span><text:span text:style-name="T5">des plans modificatifs ainsi qu'une notice corollaire permettant de remédier aux différents manquements soulevés </text:span><text:span text:style-name="T6">par le Service Technique de l'Urbanisme, le Service Environnement et le Service Technique de la Voirie de la Ville </text:span><text:span text:style-name="T6"><text:text-input text:description="Misc-Commune">tool.getCityName(prefixed=True)</text:text-input></text:span><text:span text:style-name="T6">.</text:span></text:p>
      <text:p text:style-name="P2"/>
      <text:p text:style-name="P7">Vous en souhaitant bonne réception, nous vous prions d’agréer, Monsieur le Fonctionnaire Technique, nos salutations distinguées.</text:p>
      <text:p text:style-name="P3"/>
      <text:p text:style-name="P3"/>
      <text:p text:style-name="P3">Pour la commune <text:text-input text:description="Misc-Commune">tool.getCityName(prefixed=True)</text:text-input>,</text:p>
      <text:p text:style-name="P3"/>
      <text:p text:style-name="P3"><text:text-input text:description="Agent traitant-Prénom">self.getFoldermanagers()[0].getName2()</text:text-input><text:s/><text:text-input text:description="Agent traitant-Nom">self.getFoldermanagers()[0].getName1()</text:text-input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16:54.419187273</dc:date>
    <dc:language>fr-FR</dc:language>
    <meta:editing-cycles>78</meta:editing-cycles>
    <meta:editing-duration>P1DT8H34M33S</meta:editing-duration>
    <meta:document-statistic meta:table-count="1" meta:image-count="0" meta:object-count="0" meta:page-count="1" meta:paragraph-count="16" meta:word-count="187" meta:character-count="1407" meta:non-whitespace-character-count="1259"/>
    <meta:user-defined meta:name="Info 1"/>
    <meta:user-defined meta:name="Info 2"/>
    <meta:user-defined meta:name="Info 3"/>
    <meta:user-defined meta:name="Info 4"/>
  </office:meta>
</office:document-meta>
</file>